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Standard">
      <style:paragraph-properties fo:margin-left="0cm" fo:margin-right="0cm" fo:margin-top="0cm" fo:margin-bottom="0.203cm" fo:text-indent="0cm" style:auto-text-indent="false"/>
      <style:text-properties style:font-name="Times New Roman1" fo:font-size="12pt" style:font-name-asian="Helvetica" style:font-size-asian="12pt" style:font-name-complex="Helvetica" style:font-size-complex="12pt"/>
    </style:style>
    <style:style style:name="P8" style:family="paragraph" style:parent-style-name="Date">
      <style:paragraph-properties fo:margin-left="6.35cm" fo:margin-right="0cm" fo:text-indent="0cm" style:auto-text-indent="false"/>
    </style:style>
    <style:style style:name="P9" style:family="paragraph" style:parent-style-name="Default_20_Text">
      <style:text-properties fo:font-weight="normal"/>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text-properties fo:font-weight="bold" style:font-weight-asian="bold" style:font-weight-complex="bold"/>
    </style:style>
    <style:style style:name="P12" style:family="paragraph" style:parent-style-name="Text_20_Body_20_Single">
      <style:paragraph-properties fo:margin-top="0cm" fo:margin-bottom="0cm"/>
    </style:style>
    <style:style style:name="P13"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6"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17" style:family="paragraph" style:parent-style-name="Body_20_Text_20_First_20_Indent">
      <style:paragraph-properties fo:orphans="2" fo:widows="2" style:writing-mode="lr-tb"/>
    </style:style>
    <style:style style:name="P18"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19" style:family="paragraph" style:parent-style-name="Default_20_Text">
      <style:paragraph-properties fo:orphans="2" fo:widows="2" style:writing-mode="lr-tb"/>
    </style:style>
    <style:style style:name="P20" style:family="paragraph" style:parent-style-name="Standard">
      <style:text-properties fo:font-style="italic" style:font-style-asian="italic" style:font-style-complex="italic"/>
    </style:style>
    <style:style style:name="P21" style:family="paragraph" style:parent-style-name="Standard" style:list-style-name="L2"/>
    <style:style style:name="P22" style:family="paragraph" style:parent-style-name="Standard" style:list-style-name="L9"/>
    <style:style style:name="P23" style:family="paragraph" style:parent-style-name="Standard">
      <style:paragraph-properties fo:margin-left="0cm" fo:margin-right="0cm" fo:margin-top="0cm" fo:margin-bottom="0.203cm" fo:text-indent="0cm" style:auto-text-indent="false"/>
    </style:style>
    <style:style style:name="P24" style:family="paragraph" style:parent-style-name="Default_20_Text" style:list-style-name="L6"/>
    <style:style style:name="P25" style:family="paragraph" style:parent-style-name="Default_20_Text" style:list-style-name="L7"/>
    <style:style style:name="P26" style:family="paragraph" style:parent-style-name="Default_20_Text" style:list-style-name="L8">
      <style:text-properties style:use-window-font-color="true" fo:language="en" fo:country="US" style:font-name-asian="Times New Roman" style:language-complex="ar" style:country-complex="SA"/>
    </style:style>
    <style:style style:name="P27" style:family="paragraph" style:parent-style-name="Default_20_Text" style:list-style-name="L1">
      <style:paragraph-properties fo:orphans="2" fo:widows="2" style:writing-mode="lr-tb"/>
      <style:text-properties style:use-window-font-color="true" fo:language="en" fo:country="US" style:font-name-asian="Times New Roman" style:language-complex="ar" style:country-complex="SA"/>
    </style:style>
    <style:style style:name="P28" style:family="paragraph" style:parent-style-name="Default_20_Text" style:list-style-name="L8">
      <style:paragraph-properties fo:orphans="2" fo:widows="2" style:writing-mode="lr-tb"/>
      <style:text-properties style:use-window-font-color="true" fo:language="en" fo:country="US" style:font-name-asian="Times New Roman" style:language-complex="ar" style:country-complex="SA"/>
    </style:style>
    <style:style style:name="P29" style:family="paragraph" style:parent-style-name="Default_20_Text" style:list-style-name="L8">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0" style:family="paragraph" style:parent-style-name="Default_20_Text" style:list-style-name="L8">
      <style:paragraph-properties fo:orphans="2" fo:widows="2" style:writing-mode="lr-tb"/>
    </style:style>
    <style:style style:name="P31"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32"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33" style:family="paragraph" style:parent-style-name="Body_20_Text_20_First_20_Indent" style:list-style-name="L4">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4"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5"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36" style:family="paragraph" style:parent-style-name="Body_20_Text_20_First_20_Indent" style:list-style-name="L3">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37" style:family="paragraph" style:parent-style-name="Body_20_Text_20_First_20_Indent" style:list-style-name="L5">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38" style:family="paragraph" style:parent-style-name="Contents_20_1">
      <style:paragraph-properties>
        <style:tab-stops>
          <style:tab-stop style:position="14.457cm" style:type="right" style:leader-style="dotted" style:leader-text="."/>
        </style:tab-stops>
      </style:paragraph-properties>
    </style:style>
    <style:style style:name="P39" style:family="paragraph" style:parent-style-name="Contents_20_2">
      <style:paragraph-properties>
        <style:tab-stops>
          <style:tab-stop style:position="14.034cm" style:type="right" style:leader-style="dotted" style:leader-text="."/>
        </style:tab-stops>
      </style:paragraph-properties>
    </style:style>
    <style:style style:name="P40" style:family="paragraph" style:parent-style-name="Contents_20_3">
      <style:paragraph-properties>
        <style:tab-stops>
          <style:tab-stop style:position="13.61cm" style:type="right" style:leader-style="dotted" style:leader-text="."/>
        </style:tab-stops>
      </style:paragraph-properties>
    </style:style>
    <style:style style:name="P41" style:family="paragraph" style:parent-style-name="Code_20_Indented" style:list-style-name="L3"/>
    <style:style style:name="P42" style:family="paragraph" style:parent-style-name="Code_20_Indented" style:list-style-name="L3">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43" style:family="paragraph" style:parent-style-name="Code_20_Indented" style:list-style-name="L3">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44" style:family="paragraph" style:parent-style-name="Code_20_Indented" style:list-style-name="L3">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45" style:family="paragraph" style:parent-style-name="Code_20_Indented" style:list-style-name="L3">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46" style:family="paragraph" style:parent-style-name="Code_20_Indented" style:list-style-name="L3">
      <style:paragraph-properties fo:orphans="2" fo:widows="2" style:writing-mode="lr-tb"/>
    </style:style>
    <style:style style:name="P47" style:family="paragraph" style:parent-style-name="Code_20_Indented" style:list-style-name="L3">
      <style:paragraph-properties fo:margin-left="0cm" fo:margin-right="0cm" fo:text-indent="-0.635cm" style:auto-text-indent="false"/>
    </style:style>
    <style:style style:name="P48" style:family="paragraph" style:parent-style-name="Code_20_Indented" style:list-style-name="L3">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8" style:family="text">
      <style:text-properties style:use-window-font-color="true" fo:language="en" fo:country="US" style:font-name-asian="Times New Roman"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fo:font-style="italic" style:font-name-asian="Times New Roman" style:font-style-asian="italic" style:language-complex="ar" style:country-complex="SA" style:font-style-complex="italic"/>
    </style:style>
    <style:style style:name="T11" style:family="text">
      <style:text-properties fo:font-weight="normal"/>
    </style:style>
    <style:style style:name="T12" style:family="text">
      <style:text-properties style:language-asian="zh" style:country-asian="CN"/>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XCAT 2 High Availability Management Node Setup</text:p>
      <text:p text:style-name="P8"><text:date style:data-style-name="N115" text:date-value="2010-08-25T17:30:47.63">10／8／25</text:date>, <text:time style:data-style-name="N43" text:time-value="2010-08-25T17:30:47.63">05:30:48 PM</text:time></text:p>
      <text:table-of-content text:style-name="Sect1" text:name="Table of Contents1">
        <text:table-of-content-source text:outline-level="7"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Title"/>
          </text:index-source-styles>
          <text:index-source-styles text:outline-level="3">
            <text:index-source-style text:style-name="Heading_20_3"/>
          </text:index-source-styles>
        </text:table-of-content-source>
        <text:index-body>
          <text:p text:style-name="P38">1.0 Overview<text:tab/>1</text:p>
          <text:p text:style-name="P38">2.0Configuration Requirements<text:tab/>2</text:p>
          <text:p text:style-name="P38">3.0Setup Primary Management Node<text:tab/>2</text:p>
          <text:p text:style-name="P38">4.0Setup Standby Management Node<text:tab/>3</text:p>
          <text:p text:style-name="P38">5.0 Setup Database Replication<text:tab/>3</text:p>
          <text:p text:style-name="P39">5.1DB2 High Availability Disaster Recovery (HADR) Setup <text:tab/>3</text:p>
          <text:p text:style-name="P40">5.1.1 Disconnect all the DB2 Clients<text:tab/>4</text:p>
          <text:p text:style-name="P40">5.1.2 Setup configuration parameters for xcatdb<text:tab/>4</text:p>
          <text:p text:style-name="P40">5.1.3 Backup xcatdb on Primary Management Node<text:tab/>4</text:p>
          <text:p text:style-name="P40">5.1.4 Restore xcatdb on Standby Management Node<text:tab/>5</text:p>
          <text:p text:style-name="P40">5.1.5 Configure HADR services ports<text:tab/>5</text:p>
          <text:p text:style-name="P40">5.1.6 Configure the HADR Parameters<text:tab/>5</text:p>
          <text:p text:style-name="P40">5.1.7 Start HADR<text:tab/>6</text:p>
          <text:p text:style-name="P40">5.1.8 Verify HADR Status<text:tab/>6</text:p>
          <text:p text:style-name="P40">5.1.9 Test Database Synchronization<text:tab/>8</text:p>
          <text:p text:style-name="P40">5.1.10 Some useful HADR commands<text:tab/>8</text:p>
          <text:p text:style-name="P39">5.2Database Replication for Postgresql<text:tab/>9</text:p>
          <text:p text:style-name="P39">5.3Database Replication for Other Database Systems<text:tab/>10</text:p>
          <text:p text:style-name="P38">6.0Files Synchronization<text:tab/>10</text:p>
          <text:p text:style-name="P39">6.1SSL Credentials and SSH Keys<text:tab/>11</text:p>
          <text:p text:style-name="P39">6.2Node Deployment Packages<text:tab/>11</text:p>
          <text:p text:style-name="P39">6.3Network Services Configuration Files<text:tab/>11</text:p>
          <text:p text:style-name="P38">7.0Cluster Maintenance Considerations<text:tab/>12</text:p>
          <text:p text:style-name="P38">8.0Failover<text:tab/>12</text:p>
          <text:p text:style-name="P38">9.0Failback<text:tab/>14</text:p>
          <text:p text:style-name="P38">10.0 References<text:tab/>14</text:p>
        </text:index-body>
      </text:table-of-content>
      <text:p text:style-name="Date"/>
      <text:p text:style-name="P6">Note: If DB2 is used in your cluster, this documentation only works for xCAT 2.5 or beyond.</text:p>
      <text:h text:style-name="Heading_20_1" text:outline-level="1"><text:s/>Overview</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he xCAT high availability management node(HAMN) feature is not designed for automatic setup or automatic failover in this version, this documentation will describe how to synchronize various data between the primary management node <text:soft-page-break/>and standby management node automatically, and describe how to perform some manual steps to have the standby management node takeover the management node role when fail occurs on the primary management node.</text:p>
      <text:h text:style-name="P31" text:outline-level="1">Configuration Requirements</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already been done in your cluster. </text:p>
      <text:p text:style-name="P6">The twin-tailed disks are not required, different methods are used to ensure the data <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7">Setup Database Replication</text:span><text:span text:style-name="T6"> and section </text:span><text:span text:style-name="T7">Files Synchronization</text:span><text:span text:style-name="T6"> onto the twin-tailed disks, re-mount the twin-tailed disks to the standby management node during the failover, the corresponding steps to keep the data synchronized can be skipped.</text:span></text:p>
      <text:p text:style-name="P7"/>
      <text:p text:style-name="Standard">The steps in this documentation are based on a real cluster environment:</text:p>
      <text:p text:style-name="Standard"/>
      <text:p text:style-name="P20">Primary Management Node: aixmn1(9.114.47.103) running AIX 6.1L and DB2 9.7</text:p>
      <text:p text:style-name="P20">Standby Management Node: aixmn2(9.114.47.104) running AIX 6.1L and DB2 9.7</text:p>
      <text:p text:style-name="Standard"/>
      <text:p text:style-name="P6">You need to substitute the hostnames and ip address with yours when setting up your own HAMN environment.</text:p>
      <text:h text:style-name="P31" text:outline-level="1">Setup Primary Management Node</text:h>
      <text:p text:style-name="P19"><text:span text:style-name="T8">The procedure described in </text:span><text:a xlink:type="simple" xlink:href="http://xcat.svn.sourceforge.net/viewvc/xcat/xcat-core/trunk/xCAT-client/share/doc/xCAT2top.pdf">xCAT2 Top Doc</text:a><text:span text:style-name="T8">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8">. </text:span></text:p>
      <text:p text:style-name="P18"><text:soft-page-break/></text:p>
      <text:h text:style-name="P31" text:outline-level="1">Setup Standby Management Node</text:h>
      <text:p text:style-name="P19"><text:span text:style-name="T8">The procedure described in </text:span><text:a xlink:type="simple" xlink:href="http://xcat.svn.sourceforge.net/viewvc/xcat/xcat-core/trunk/xCAT-client/share/doc/xCAT2top.pdf">xCAT2 Top Doc</text:a><text:span text:style-name="T8"> can also be used for the standby management node setup. <text:s/>The database system on the standby management node should be the same as the one running on <text:s/>the primary management node.</text:span></text:p>
      <text:p text:style-name="P18"/>
      <text:p text:style-name="P18">After the standby management node setup is done, perform the following additional configuration steps:</text:p>
      <text:list xml:id="list37309805" text:style-name="L1">
        <text:list-item>
          <text:p text:style-name="P27">Make sure the primary management node can resolve the hostname of the standby management node, and vice versa.</text:p>
        </text:list-item>
        <text:list-item>
          <text:p text:style-name="P27">Setup ssh authentication between the primary management node and standby management node. </text:p>
        </text:list-item>
        <text:list-item>
          <text:p text:style-name="P27">Make sure the time on the primary management node and standby management node is synchronized.</text:p>
        </text:list-item>
        <text:list-item>
          <text:p text:style-name="P27">Stop the xcatd daemon and DHCP service.</text:p>
        </text:list-item>
      </text:list>
      <text:h text:style-name="Heading_20_1" text:outline-level="1"><text:reference-mark-start text:name="Install MySQL"/><text:s/>Setup Database Replication<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text:p>
      <text:h text:style-name="Heading_20_2" text:outline-level="2"><text:reference-mark-start text:name="Disk space needed  to install DB2 "/>DB2 High Availability Disaster Recovery (HADR) Setup <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his documentation will only describe some basic configuration steps for HADR setup, there might be some configuration deviations in different cluster environment, please refer to the following links for more details:</text:p>
      <text:list xml:id="list37314641" text:style-name="L2">
        <text:list-item>
          <text:p text:style-name="P21">Redbook “High Availability and Disaster Recovery Options for DB2 on <text:soft-page-break/>Linux UNIX and Windows” <text:s/><text:a xlink:type="simple" xlink:href="http://www.redbooks.ibm.com/abstracts/sg247363.html">http://www.redbooks.ibm.com/abstracts/sg247363.html</text:a></text:p>
        </text:list-item>
        <text:list-item>
          <text:p text:style-name="P21">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4">5.1.1 Disconnect all the DB2 Clients</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p>
      <text:p text:style-name="P14">5.1.2 Setup configuration parameters for xcatdb</text:p>
      <text:p text:style-name="P18"/>
      <text:p text:style-name="P18">Several configuration parameters need to be updated for HADR</text:p>
      <text:p text:style-name="P18"/>
      <text:list xml:id="list37319314" text:style-name="L3">
        <text:list-header>
          <text:p text:style-name="P42">db2 UPDATE DB CFG FOR XCATDB USING LOGRETAIN ON</text:p>
          <text:p text:style-name="P42">db2 UPDATE DB CFG FOR XCATDB USING TRACKMOD ON</text:p>
          <text:p text:style-name="P42">db2 UPDATE DB CFG FOR XCATDB USING LOGINDEXBUILD ON</text:p>
          <text:p text:style-name="P42">db2 UPDATE DB CFG FOR XCATDB USING INDEXREC RESTART</text:p>
        </text:list-header>
      </text:list>
      <text:p text:style-name="Standard"/>
      <text:p text:style-name="P14">5.1.3 Backup xcatdb on Primary Management Node</text:p>
      <text:p text:style-name="P18">The xcatdb on the primary management node and standby management node should be synchronized before setting up the HADR, otherwise, we will run into errors when trying to start HADR.</text:p>
      <text:p text:style-name="P18"/>
      <text:list xml:id="list37423211" text:continue-numbering="true" text:style-name="L3">
        <text:list-header>
          <text:p text:style-name="P42">db2 BACKUP DB XCATDB TO /var/lib/db2/backup/</text:p>
        </text:list-header>
      </text:list>
      <text:p text:style-name="P18"/>
      <text:p text:style-name="P18">The command output will be something like: </text:p>
      <text:p text:style-name="P18"/>
      <text:list xml:id="list37418768" text:continue-numbering="true" text:style-name="L3">
        <text:list-header>
          <text:p text:style-name="P42">Backup successful. The timestamp for this backup image is : 20100805161232</text:p>
        </text:list-header>
      </text:list>
      <text:p text:style-name="P13"/>
      <text:p text:style-name="P12"><text:span text:style-name="T1">Note: if you get an error, like “SQL1035N <text:s/>The database is currently in use. <text:s/>SQLSTATE=57019</text:span><text:span text:style-name="T10">”, make sure your xcatd daemons on management node and service nodes are not running, deactivating the xcatdb using command “db2 DEACTIVATE DB XCATDB” may also be helpful.</text:span></text:p>
      <text:p text:style-name="P18"/>
      <text:p text:style-name="P14"><text:soft-page-break/>5.1.4 Restore xcatdb on Standby Management Node</text:p>
      <text:p text:style-name="P18">Copy the xcatdb backup from the primary management node to standby management node:</text:p>
      <text:list xml:id="list37420868" text:continue-numbering="true" text:style-name="L3">
        <text:list-header>
          <text:p text:style-name="P41"><text:span text:style-name="T9">scp -r backup </text:span><text:span text:style-name="T3">xcatdb@aixmn2</text:span><text:span text:style-name="T9">:/var/lib/db2/</text:span></text:p>
        </text:list-header>
      </text:list>
      <text:p text:style-name="P18"/>
      <text:p text:style-name="P18">Restore the xcatdb database:</text:p>
      <text:p text:style-name="P18"/>
      <text:list xml:id="list37429556" text:continue-numbering="true" text:style-name="L3">
        <text:list-header>
          <text:p text:style-name="P43">db2 RESTORE DATABASE XCATDB FROM "/var/lib/db2/backup" TAKEN AT 20100805161232 REPLACE HISTORY FILE</text:p>
        </text:list-header>
      </text:list>
      <text:p text:style-name="P18"/>
      <text:p text:style-name="P10"><text:s text:c="3"/>You will be prompted with the following question:</text:p>
      <text:list xml:id="list37431020" text:continue-numbering="true" text:style-name="L3">
        <text:list-header>
          <text:p text:style-name="P43">SQL2539W <text:s/>Warning! <text:s/>Restoring to an existing database that is the same as the </text:p>
          <text:p text:style-name="P43">backup image database. <text:s/>The database files will be deleted.</text:p>
          <text:p text:style-name="P43">Do you want to continue ? (y/n) </text:p>
          <text:p text:style-name="P47"/>
        </text:list-header>
      </text:list>
      <text:p text:style-name="P17"><text:span text:style-name="T8"><text:s text:c="11"/></text:span>Answer: y</text:p>
      <text:p text:style-name="P14">5.1.5 Configure HADR services ports</text:p>
      <text:p text:style-name="Default_20_Text">Add the following lines into /etc/services on both the primary management node and standby management node, you need to run as root to edit /etc/services.</text:p>
      <text:p text:style-name="Default_20_Text"/>
      <text:list xml:id="list37437849" text:continue-numbering="true" text:style-name="L3">
        <text:list-header>
          <text:p text:style-name="P43">DB2_HADR_1 <text:s text:c="5"/>55001/tcp</text:p>
          <text:p text:style-name="P43">DB2_HADR_2 <text:s text:c="5"/>55002/tcp</text:p>
        </text:list-header>
      </text:list>
      <text:p text:style-name="Default_20_Text"/>
      <text:p text:style-name="P14">5.1.6 Configure the HADR Parameters</text:p>
      <text:p text:style-name="Default_20_Text">Use the following commands to configure the HADR parameters:</text:p>
      <text:p text:style-name="Default_20_Text"/>
      <text:p text:style-name="Default_20_Text">On primary management node:</text:p>
      <text:p text:style-name="Default_20_Text"/>
      <text:list xml:id="list37413571" text:continue-numbering="true" text:style-name="L3">
        <text:list-header>
          <text:p text:style-name="P43">db2 UPDATE ALTERNATE SERVER FOR DATABASE XCATDB USING HOSTNAME 9.114.47.104 PORT 60000</text:p>
          <text:p text:style-name="P43">db2 UPDATE DB CFG FOR XCATDB USING HADR_LOCAL_HOST 9.114.47.103</text:p>
          <text:p text:style-name="P43">db2 UPDATE DB CFG FOR XCATDB USING HADR_LOCAL_SVC DB2_HADR_1</text:p>
          <text:p text:style-name="P43">db2 UPDATE DB CFG FOR XCATDB USING HADR_REMOTE_HOST 9.114.47.104</text:p>
          <text:p text:style-name="P43">db2 UPDATE DB CFG FOR XCATDB USING HADR_REMOTE_SVC DB2_HADR_2</text:p>
          <text:p text:style-name="P43">db2 UPDATE DB CFG FOR XCATDB USING HADR_REMOTE_INST xcatdb</text:p>
          <text:p text:style-name="P43">db2 UPDATE DB CFG FOR XCATDB USING HADR_SYNCMODE NEARSYNC</text:p>
          <text:p text:style-name="P43">db2 UPDATE DB CFG FOR XCATDB USING HADR_TIMEOUT 3</text:p>
          <text:p text:style-name="P43">db2 UPDATE DB CFG FOR XCATDB USING HADR_PEER_WINDOW 120</text:p>
          <text:p text:style-name="P43"><text:soft-page-break/>db2 UPDATE DB CFG FOR XCATDB USING</text:p>
          <text:p text:style-name="P43">db2 CONNECT TO XCATDB</text:p>
          <text:p text:style-name="P43">db2 QUIESCE DATABASE IMMEDIATE FORCE CONNECTIONS</text:p>
          <text:p text:style-name="P43">db2 UNQUIESCE DATABASE</text:p>
          <text:p text:style-name="P43">db2 CONNECT RESET</text:p>
        </text:list-header>
      </text:list>
      <text:p text:style-name="Default_20_Text"/>
      <text:p text:style-name="Default_20_Text">On Standby management node:</text:p>
      <text:p text:style-name="Default_20_Text"/>
      <text:list xml:id="list37424551" text:continue-numbering="true" text:style-name="L3">
        <text:list-header>
          <text:p text:style-name="P43">db2 UPDATE ALTERNATE SERVER FOR DATABASE XCATDB USING HOSTNAME 9.114.47.103 PORT 60000</text:p>
          <text:p text:style-name="P43">db2 UPDATE DB CFG FOR XCATDB USING HADR_LOCAL_HOST 9.114.47.104</text:p>
          <text:p text:style-name="P43">db2 UPDATE DB CFG FOR XCATDB USING HADR_LOCAL_SVC DB2_HADR_2</text:p>
          <text:p text:style-name="P43">db2 UPDATE DB CFG FOR XCATDB USING HADR_REMOTE_HOST 9.114.47.103</text:p>
          <text:p text:style-name="P43">db2 UPDATE DB CFG FOR XCATDB USING HADR_REMOTE_SVC DB2_HADR_1</text:p>
          <text:p text:style-name="P43">db2 UPDATE DB CFG FOR XCATDB USING HADR_REMOTE_INST xcatdb</text:p>
          <text:p text:style-name="P43">db2 UPDATE DB CFG FOR XCATDB USING HADR_SYNCMODE NEARSYNC</text:p>
          <text:p text:style-name="P43">db2 UPDATE DB CFG FOR XCATDB USING HADR_TIMEOUT 3</text:p>
          <text:p text:style-name="P43">db2 UPDATE DB CFG FOR XCATDB USING HADR_PEER_WINDOW 120</text:p>
          <text:p text:style-name="P43"/>
        </text:list-header>
      </text:list>
      <text:p text:style-name="Default_20_Text">Substitute the IP addresses in the example with yours.</text:p>
      <text:p text:style-name="P9"/>
      <text:p text:style-name="P14">5.1.7 Start HADR</text:p>
      <text:p text:style-name="P9">On standby management node, start HADR as the standby database:</text:p>
      <text:p text:style-name="P9"/>
      <text:list xml:id="list37420042" text:continue-numbering="true" text:style-name="L3">
        <text:list-header>
          <text:p text:style-name="P44">db2 DEACTIVATE DATABASE XCATDB</text:p>
          <text:p text:style-name="P44">db2 START HADR ON DATABASE XCATDB AS STANDBY</text:p>
        </text:list-header>
      </text:list>
      <text:p text:style-name="P4"/>
      <text:p text:style-name="P9">On primary management node, start HADR as the primary database:</text:p>
      <text:list xml:id="list37410090" text:continue-numbering="true" text:style-name="L3">
        <text:list-header>
          <text:p text:style-name="P44">db2 DEACTIVATE DATABASE XCATDB</text:p>
          <text:p text:style-name="P44">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4">5.1.8 Verify HADR Status</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37406883" text:continue-numbering="true" text:style-name="L3">
        <text:list-header>
          <text:p text:style-name="P45"><text:soft-page-break/>db2 GET SNAPSHOT FOR DB ON XCATDB</text:p>
          <text:p text:style-name="P48"/>
          <text:p text:style-name="P44">HADR Status</text:p>
          <text:p text:style-name="P44"><text:s text:c="2"/>Role <text:s text:c="18"/>= Primary</text:p>
          <text:p text:style-name="P44"><text:s text:c="2"/>State <text:s text:c="17"/>= Peer</text:p>
          <text:p text:style-name="P44"><text:s text:c="2"/>Synchronization mode <text:s text:c="2"/>= Nearsync</text:p>
          <text:p text:style-name="P44"><text:s text:c="2"/>Connection status <text:s text:c="5"/>= Connected, 08/05/2010 20:33:00.412948</text:p>
          <text:p text:style-name="P44"><text:s text:c="2"/>Peer window end <text:s text:c="7"/>= 08/05/2010 21:03:07.000000 (1281013387)</text:p>
          <text:p text:style-name="P44"><text:s text:c="2"/>Peer window (seconds) <text:s/>= 120</text:p>
          <text:p text:style-name="P44"><text:s text:c="2"/>Heartbeats missed <text:s text:c="5"/>= 0</text:p>
          <text:p text:style-name="P44"><text:s text:c="2"/>Local host <text:s text:c="12"/>= 9.114.47.103</text:p>
          <text:p text:style-name="P44"><text:s text:c="2"/>Local service <text:s text:c="9"/>= DB2_HADR_1</text:p>
          <text:p text:style-name="P44"><text:s text:c="2"/>Remote host <text:s text:c="11"/>= 9.114.47.104</text:p>
          <text:p text:style-name="P44"><text:s text:c="2"/>Remote service <text:s text:c="8"/>= DB2_HADR_2</text:p>
          <text:p text:style-name="P44"><text:s text:c="2"/>Remote instance <text:s text:c="7"/>= xcatdb</text:p>
          <text:p text:style-name="P44"><text:s text:c="2"/>timeout(seconds) <text:s text:c="6"/>= 3</text:p>
          <text:p text:style-name="P44"><text:s text:c="2"/>Primary log position(file, page, LSN) = S0000002.LOG, 18, 000000000FA18D7C</text:p>
          <text:p text:style-name="P44"><text:s text:c="2"/>Standby log position(file, page, LSN) = S0000002.LOG, 18, 000000000FA18D7C</text:p>
          <text:p text:style-name="P44"><text:s text:c="2"/>Log gap running average(bytes) = 0</text:p>
        </text:list-header>
      </text:list>
      <text:p text:style-name="P5"/>
      <text:p text:style-name="P5"/>
      <text:list xml:id="list37416604" text:continue-numbering="true" text:style-name="L3">
        <text:list-header>
          <text:p text:style-name="P45">db2pd -d xcatdb -hadr</text:p>
          <text:p text:style-name="P44"/>
          <text:p text:style-name="P44">Database Partition 0 -- Database XCATDB -- Active -- Up 0 days 01:17:11</text:p>
          <text:p text:style-name="P44"/>
          <text:p text:style-name="P44">HADR Information:</text:p>
          <text:p text:style-name="P44">Role <text:s text:c="3"/>State <text:s text:c="15"/>SyncMode HeartBeatsMissed <text:s text:c="2"/>LogGapRunAvg (bytes)</text:p>
          <text:p text:style-name="P44">Primary Peer <text:s text:c="16"/>Nearsync 0 <text:s text:c="17"/>0 <text:s text:c="18"/></text:p>
          <text:p text:style-name="P44"/>
          <text:p text:style-name="P44">ConnectStatus ConnectTime <text:s text:c="26"/>Timeout <text:s text:c="2"/></text:p>
          <text:p text:style-name="P44">Connected <text:s text:c="4"/>Thu Aug <text:s/>5 20:33:00 2010 (1281011580) 3 <text:s text:c="8"/></text:p>
          <text:p text:style-name="P44"/>
          <text:p text:style-name="P44">PeerWindowEnd <text:s text:c="24"/>PeerWindow</text:p>
          <text:p text:style-name="P44">Thu Aug <text:s/>5 21:52:07 2010 (1281016327) 120 <text:s text:c="6"/></text:p>
          <text:p text:style-name="P44"/>
          <text:p text:style-name="P44">LocalHost <text:s text:c="31"/>LocalService <text:s text:c="5"/></text:p>
          <text:p text:style-name="P44">9.114.47.103 <text:s text:c="28"/>DB2_HADR_1 <text:s text:c="7"/></text:p>
          <text:p text:style-name="P44"/>
          <text:p text:style-name="P44">RemoteHost <text:s text:c="30"/>RemoteService <text:s text:c="5"/>RemoteInstance <text:s text:c="3"/></text:p>
          <text:p text:style-name="P44">9.114.47.104 <text:s text:c="28"/>DB2_HADR_2 <text:s text:c="8"/>xcatdb <text:s text:c="11"/></text:p>
          <text:p text:style-name="P44"/>
          <text:p text:style-name="P44">PrimaryFile <text:s/>PrimaryPg <text:s/>PrimaryLSN <text:s text:c="7"/></text:p>
          <text:p text:style-name="P44">S0000002.LOG 66 <text:s text:c="8"/>0x000000000FA4869D</text:p>
          <text:p text:style-name="P44"><text:soft-page-break/></text:p>
          <text:p text:style-name="P44">StandByFile <text:s/>StandByPg <text:s/>StandByLSN <text:s text:c="7"/></text:p>
          <text:p text:style-name="P44">S0000002.LOG 66 <text:s text:c="8"/>0x000000000FA4869D</text:p>
          <text:p text:style-name="P44"/>
        </text:list-header>
      </text:list>
      <text:p text:style-name="P3">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6">5.1.9 Test Database Synchronization</text:p>
      <text:p text:style-name="P3">After the HADR setup is done, <text:s/>we should verify the database synchronization between the primary management node and standby management node. Here are the recommended steps:</text:p>
      <text:p text:style-name="P3">On primary management node:</text:p>
      <text:list xml:id="list37315527" text:style-name="L4">
        <text:list-item>
          <text:p text:style-name="P33">start xcatd</text:p>
        </text:list-item>
        <text:list-item>
          <text:p text:style-name="P33">Add a new testnode</text:p>
        </text:list-item>
        <text:list-item>
          <text:p text:style-name="P33">stop xcatd</text:p>
          <text:p text:style-name="P33">On standby management node:</text:p>
        </text:list-item>
      </text:list>
      <text:list xml:id="list30324709" text:style-name="L4">
        <text:list-item>
          <text:p text:style-name="P33">Takeover as the HADR primary using command “db2 TAKEOVER HADR ON DATABASE XCATDB USER xcatdb USING cluster”</text:p>
        </text:list-item>
        <text:list-item>
          <text:p text:style-name="P33">start xcatd</text:p>
        </text:list-item>
        <text:list-item>
          <text:p text:style-name="P33">Verify the testnode is in database and the node attributes are correct</text:p>
        </text:list-item>
        <text:list-item>
          <text:p text:style-name="P33">Delete the testnode from database</text:p>
        </text:list-item>
        <text:list-item>
          <text:p text:style-name="P33">stop xcatd</text:p>
          <text:p text:style-name="P33">On primary management node:</text:p>
        </text:list-item>
      </text:list>
      <text:list xml:id="list30341816" text:style-name="L4">
        <text:list-item>
          <text:p text:style-name="P33">Takeover as the HADR primary using command “db2 TAKEOVER HADR ON DATABASE XCATDB USER xcatdb USING cluster”</text:p>
        </text:list-item>
        <text:list-item>
          <text:p text:style-name="P33">start xcatd</text:p>
        </text:list-item>
        <text:list-item>
          <text:p text:style-name="P33">Verify the testnode is not in the database</text:p>
        </text:list-item>
      </text:list>
      <text:p text:style-name="P3"/>
      <text:p text:style-name="P15">5.1.10 Some useful HADR commands</text:p>
      <text:p text:style-name="P3">Besides the HADR related commands described above, there are still some other HADR commands that are useful for administration and debugging:</text:p>
      <text:list xml:id="list37338719" text:style-name="L5">
        <text:list-item>
          <text:p text:style-name="P34"><text:soft-page-break/>Stop HADR</text:p>
        </text:list-item>
      </text:list>
      <text:list xml:id="list37405895" text:continue-list="list37416604" text:style-name="L3">
        <text:list-header>
          <text:p text:style-name="P44">db2 STOP HADR ON DATABASE XCATDB</text:p>
          <text:p text:style-name="P36">Note: On the HADR standby database server, after the HADR is stopped, the database is in “ROLL-FORWARD PENDING” state and the xcatdb can not be activated with error “SQL1117N <text:s/>A connection to or activation of database "XCATDB" cannot be made because of ROLL-FORWARD PENDING. <text:s/>SQLSTATE=57019”, the command “<text:span text:style-name="T11">db2 ROLLFORWARD DATABASE XCATDB TO END OF LOGS AND COMPLETE</text:span>” can be used to fix this problem.</text:p>
        </text:list-header>
      </text:list>
      <text:list xml:id="list37408396" text:continue-list="list37338719" text:style-name="L5">
        <text:list-item>
          <text:p text:style-name="P34">Check xcatdb configuration</text:p>
        </text:list-item>
      </text:list>
      <text:list xml:id="list37429022" text:continue-list="list37405895" text:style-name="L3">
        <text:list-header>
          <text:p text:style-name="P44">db2 CONNECT TO XCATDB</text:p>
          <text:p text:style-name="P44">db2 GET DB CFG</text:p>
        </text:list-header>
      </text:list>
      <text:list xml:id="list37415861" text:continue-list="list37408396" text:style-name="L5">
        <text:list-item>
          <text:p text:style-name="P34">Takeover HADR role</text:p>
        </text:list-item>
      </text:list>
      <text:list xml:id="list37417787" text:continue-list="list37429022" text:style-name="L3">
        <text:list-header>
          <text:p text:style-name="P44">db2 TAKEOVER HADR ON DATABASE XCATDB USER xcatdb USING cluster</text:p>
        </text:list-header>
      </text:list>
      <text:list xml:id="list37411897" text:continue-list="list37415861" text:style-name="L5">
        <text:list-header>
          <text:p text:style-name="P37">OR</text:p>
        </text:list-header>
      </text:list>
      <text:list xml:id="list37424193" text:continue-list="list37417787" text:style-name="L3">
        <text:list-header>
          <text:p text:style-name="P44">db2 TAKEOVER HADR ON DATABASE XCATDB USER xcatdb USING cluster BY FORCE</text:p>
        </text:list-header>
      </text:list>
      <text:list xml:id="list37436941" text:continue-list="list37411897" text:style-name="L5">
        <text:list-header>
          <text:p text:style-name="P34">The “BY FORCE” option should be used only if the primary database server is not functional.</text:p>
        </text:list-header>
      </text:list>
      <text:h text:style-name="Heading_20_2" text:outline-level="2">Database Replication for Postgresql</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interval is configured in recovery.conf, it will save a lot of database logging files and the logging files take big amount of disk space. Based on the considerations above, using the database backup command pg_dump and restore command pg_restore is seems to be a better solution for the xCAT database replication.</text:p>
      <text:p text:style-name="Default_20_Text"/>
      <text:p text:style-name="P11">On the primary management node</text:p>
      <text:p text:style-name="Default_20_Text">add crontab entries to:</text:p>
      <text:list xml:id="list37319279" text:style-name="L6">
        <text:list-item>
          <text:p text:style-name="P24">dump the xcatdb into a file</text:p>
        </text:list-item>
        <text:list-item>
          <text:p text:style-name="P24">scp the xcatdb backup file to the standby management node</text:p>
        </text:list-item>
      </text:list>
      <text:p text:style-name="Default_20_Text"/>
      <text:p text:style-name="Default_20_Text">Here is an example of the crontab entries for user postgres:</text:p>
      <text:list xml:id="list37427758" text:continue-list="list37424193" text:style-name="L3">
        <text:list-header>
          <text:p text:style-name="P44">0 3 * * * /var/lib/pgsql/bin/pg_dump -f /tmp/xcatdb -F t xcatdb</text:p>
        </text:list-header>
      </text:list>
      <text:p text:style-name="Default_20_Text"><text:soft-page-break/></text:p>
      <text:p text:style-name="Default_20_Text">Here is an example of the crontab entries for user root:</text:p>
      <text:list xml:id="list37407662" text:continue-numbering="true" text:style-name="L3">
        <text:list-header>
          <text:p text:style-name="P44"/>
          <text:p text:style-name="P44">0 4 * * * scp /tmp/xcatdb aixmn2:/tmp/</text:p>
        </text:list-header>
      </text:list>
      <text:p text:style-name="Default_20_Text"/>
      <text:p text:style-name="P11">On the standby management node:</text:p>
      <text:p text:style-name="Default_20_Text">stop the xcatd and Postgresql.</text:p>
      <text:p text:style-name="Default_20_Text">AIX: </text:p>
      <text:list xml:id="list37410353" text:continue-numbering="true" text:style-name="L3">
        <text:list-header>
          <text:p text:style-name="P44">Stopsrc -s xcatd</text:p>
          <text:p text:style-name="P44">su - postgres</text:p>
          <text:p text:style-name="P44">/var/lib/pgsql/bin/pg_ctl -D /var/lib/pgsql/data <text:s/>stop</text:p>
        </text:list-header>
      </text:list>
      <text:p text:style-name="Default_20_Text">Linux: </text:p>
      <text:list xml:id="list37406609" text:continue-numbering="true" text:style-name="L3">
        <text:list-header>
          <text:p text:style-name="P44">service xcatd stop</text:p>
          <text:p text:style-name="P44">su – postgres</text:p>
          <text:p text:style-name="P44">service postgresql stop</text:p>
          <text:p text:style-name="P44"/>
          <text:p text:style-name="P48"/>
        </text:list-header>
      </text:list>
      <text:p text:style-name="Default_20_Text">Add crontab entry to restore the database, here is an example of the crontab entries for user postgres:</text:p>
      <text:list xml:id="list37435116" text:continue-numbering="true" text:style-name="L3">
        <text:list-header>
          <text:p text:style-name="P46">0 5 * * * /var/lib/pgsql/bin/pg_restore -d xcatdb -c /tmp/xcatdb</text:p>
        </text:list-header>
      </text:list>
      <text:p text:style-name="Default_20_Text"><text:s/></text:p>
      <text:h text:style-name="Heading_20_2" text:outline-level="2">Database Replication for Other Database Systems</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31" text:outline-level="1">Files Synchronization</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text:s/>synchronized is to use rsync, and t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text:soft-page-break/>SSL Credentials and SSH Keys</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37420007" text:continue-numbering="true" text:style-name="L3">
        <text:list-header>
          <text:p text:style-name="P44">0 1 * * * /usr/bin/rsync -az /etc/xcat/ca /etc/xcat/cert /etc/xcat/hostkeys aixmn2:/etc/xcat</text:p>
          <text:p text:style-name="P44">0 1 * * * rsync -az $HOME/.xcat aixmn2:$HOME/</text:p>
        </text:list-header>
      </text:list>
      <text:p text:style-name="Default_20_Text"/>
      <text:p text:style-name="Default_20_Text"/>
      <text:h text:style-name="P32" text:outline-level="2">Node Deployment Packages</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37428114" text:continue-numbering="true" text:style-name="L3">
        <text:list-header>
          <text:p text:style-name="P44">0 2 * * * /usr/bin/rsync -az /install aixmn2:/</text:p>
        </text:list-header>
      </text:list>
      <text:p text:style-name="Default_20_Text"/>
      <text:p text:style-name="Default_20_Text">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32" text:outline-level="2">Network Services Configuration Files</text:h>
      <text:p text:style-name="Default_20_Text">A lot of network services are configured on management node, such as DNS, DHCP <text:s/>and HTTP, the network services are mainly controlled by the configuration files, <text:s/><text:soft-page-break/>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37435818" text:continue-numbering="true" text:style-name="L3">
        <text:list-header>
          <text:p text:style-name="P44">0 2 * * * /usr/bin/rsync -az /etc/hosts /etc/resolv.conf aixmn2:/etc/</text:p>
        </text:list-header>
      </text:list>
      <text:p text:style-name="Default_20_Text"/>
      <text:h text:style-name="P31" text:outline-level="1">Cluster Maintenance Considerations</text:h>
      <text:p text:style-name="Default_20_Text">The standby management node should be taken into account when doing any maintenance work in the xCAT cluster with HAMN setup. </text:p>
      <text:list xml:id="list37314614" text:style-name="L7">
        <text:list-item>
          <text:p text:style-name="P25">Software Maintenance</text:p>
          <text:p text:style-name="P25">Any software update on the primary management node should also be done on the standby management node.</text:p>
        </text:list-item>
        <text:list-item>
          <text:p text:style-name="P25">Files Synchronization</text:p>
          <text:p text:style-name="P25">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
      <text:p text:style-name="Default_20_Text"/>
      <text:h text:style-name="P31" text:outline-level="1">Failover</text:h>
      <text:p text:style-name="P18">When the primary management node fails for whatever reason, the administrator should start the failover process, some manual steps are involved in the failover process.</text:p>
      <text:list xml:id="list37337301" text:style-name="L8">
        <text:list-item>
          <text:p text:style-name="P28">Failover the database replication, use the description in the section “setup database replication” to failover the database replication to the standby management node.</text:p>
        </text:list-item>
        <text:list-item>
          <text:p text:style-name="P28">Shutdown the primary management node</text:p>
          <text:p text:style-name="P28">If the primary management node is not totally dead, shutdown the primary management node. The standby management node could not take over the management role if the primary management node is still up, because the <text:soft-page-break/>standby management node will be configured with the hostname and ip address that the primary management was configured.</text:p>
        </text:list-item>
        <text:list-item>
          <text:p text:style-name="P28">Stop the database system on the standby management node. Take DB2 as an example, the following commands can be used to stop the DB2:</text:p>
        </text:list-item>
      </text:list>
      <text:list xml:id="list37408076" text:continue-list="list37435818" text:style-name="L3">
        <text:list-header>
          <text:p text:style-name="P44">db2 STOP HADR ON DATABASE XCATDB</text:p>
          <text:p text:style-name="P44">db2 connect reset</text:p>
          <text:p text:style-name="P44">db2 force applications all</text:p>
          <text:p text:style-name="P44">db2 terminate</text:p>
          <text:p text:style-name="P44">db2stop</text:p>
        </text:list-header>
      </text:list>
      <text:list xml:id="list37411102" text:continue-list="list37337301" text:style-name="L8">
        <text:list-item>
          <text:p text:style-name="P28">On the standby management node, change the ip address and hostname configured on cluster-facing adapter on the standby management node to the ones were configured on the primary management node. Here is an example:</text:p>
        </text:list-item>
      </text:list>
      <text:list xml:id="list37417018" text:continue-list="list37408076" text:style-name="L3">
        <text:list-header>
          <text:p text:style-name="P44">/usr/sbin/mktcpip -h'aixmn1' -a'9.114.47.103' -m'255.255.255.192' -i'en1' -g'9.114.47.126' -A'no' -t'N/A' -s''</text:p>
        </text:list-header>
      </text:list>
      <text:list xml:id="list37424922" text:continue-list="list37411102" text:style-name="L8">
        <text:list-item>
          <text:p text:style-name="P28">Update database configuration to use the new ip address and new hostname. For DB2, use the following command:</text:p>
        </text:list-item>
      </text:list>
      <text:list xml:id="list37423634" text:continue-list="list37417018" text:style-name="L3">
        <text:list-header>
          <text:p text:style-name="P44">db2gcf -u -p 0 -i xcatdb</text:p>
        </text:list-header>
      </text:list>
      <text:list xml:id="list37406167" text:continue-list="list37424922" text:style-name="L8">
        <text:list-header>
          <text:p text:style-name="P30"><text:span text:style-name="T8">This command will update the DB2 database configuration file “</text:span><text:span text:style-name="T10">/var/lib/db2/sqllib/db2nodes.cfg</text:span><text:span text:style-name="T8">” and start DB2.</text:span></text:p>
          <text:p text:style-name="P28">For Postgres, update the line “host <text:s text:c="3"/>all <text:s text:c="9"/>all <text:s text:c="7"/>x.x.x.x/32 <text:s text:c="5"/>md5” in file /var/lib/pgsql/postgresql.conf and update the line “listen_addresses = 'x.x.x.x'” in file /var/lib/pgsql/pg_hba.conf.</text:p>
        </text:list-header>
        <text:list-item>
          <text:p text:style-name="P28">Start xcatd on the standby management node. </text:p>
        </text:list-item>
        <text:list-item>
          <text:p text:style-name="P28">Setup the network services and:</text:p>
          <text:list>
            <text:list-item>
              <text:p text:style-name="P28">DNS: run makedns</text:p>
            </text:list-item>
            <text:list-item>
              <text:p text:style-name="P28">DHCP(Linux only): run makedhcp</text:p>
            </text:list-item>
            <text:list-item>
              <text:p text:style-name="P28">conserver: makeconservercf</text:p>
            </text:list-item>
          </text:list>
        </text:list-item>
        <text:list-item>
          <text:p text:style-name="P26">Setup os deployment environment</text:p>
          <text:list>
            <text:list-item>
              <text:p text:style-name="P28">Create operating system images:</text:p>
              <text:list>
                <text:list-item>
                  <text:p text:style-name="P28">For Linux: the operating system images definitions are ready in xCAT database, and the operating system images files are already in /install directory.</text:p>
                </text:list-item>
                <text:list-item>
                  <text:p text:style-name="P28">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29">If the nim master is not initialized, run command “nim_master_setup -a mk_resource=no -a device=&lt;<text:span text:style-name="T1">source directory</text:span>&gt;” to initialize the NIM master, where the &lt;<text:span text:style-name="T1">source </text:span><text:soft-page-break/><text:span text:style-name="T1">directory</text:span>&gt; is the directory that contains the AIX installation image files.</text:p>
                    </text:list-item>
                    <text:list-item>
                      <text:p text:style-name="P28">Run “lsdef -t osimage -l” to list all the AIX operating system images.</text:p>
                    </text:list-item>
                    <text:list-item>
                      <text:p text:style-name="P28">For each osimage:</text:p>
                      <text:list>
                        <text:list-item>
                          <text:p text:style-name="P28"><text:span text:style-name="T12">Create the lpp_source resource: /usr/sbin/nim -Fo define -t lpp_source -a server=master -a location=/install/nim/lpp_source/&lt;</text:span><text:span text:style-name="T2">osimagename</text:span><text:span text:style-name="T12">&gt;_lpp_source &lt;</text:span><text:span text:style-name="T2">osimagename</text:span><text:span text:style-name="T12">&gt;_lpp_source</text:span></text:p>
                        </text:list-item>
                        <text:list-item>
                          <text:p text:style-name="P28"><text:span text:style-name="T12">Create the spot resource: <text:s/>/usr/lpp/bos.sysmgt/nim/methods/m_mkspot -o -a server=master -a location=/install/nim/spot/ -a source=no &lt;</text:span><text:span text:style-name="T2">osimage</text:span><text:span text:style-name="T12">&gt;</text:span></text:p>
                        </text:list-item>
                        <text:list-item>
                          <text:p text:style-name="P28"><text:span text:style-name="T12">Check if the osimage has any kind of the following resources: </text:span>"<text:span text:style-name="T12">installp_bundle</text:span>", <text:span text:style-name="T12"><text:s/>"script",</text:span> "root", "shared_root", "tmp", "home", "shared_home", "dump" and "paging". <text:span text:style-name="T12">If yes, use commands <text:s/>“/usr/sbin/nim -Fo define -t &lt;</text:span><text:span text:style-name="T2">type</text:span><text:span text:style-name="T12">&gt; -a server=master -a location=&lt;</text:span><text:span text:style-name="T2">location</text:span><text:span text:style-name="T12">&gt; &lt;</text:span><text:span text:style-name="T2">osimagename</text:span><text:span text:style-name="T12">&gt;_&lt;</text:span><text:span text:style-name="T2">type</text:span><text:span text:style-name="T12">&gt;” to create all the necessary nim resources, where the &lt;</text:span><text:span text:style-name="T2">location</text:span><text:span text:style-name="T12">&gt; is the resource location returned by “lsdef -t osimage -l” command.</text:span></text:p>
                        </text:list-item>
                      </text:list>
                    </text:list-item>
                  </text:list>
                </text:list-item>
              </text:list>
            </text:list-item>
            <text:list-item>
              <text:p text:style-name="P28">Run nodeset, nimnodeset or mkdsklsnode</text:p>
            </text:list-item>
          </text:list>
        </text:list-item>
      </text:list>
      <text:p text:style-name="P18"/>
      <text:h text:style-name="P31" text:outline-level="1">Failback</text:h>
      <text:p text:style-name="P18">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18"/>
      <text:h text:style-name="Heading_20_1" text:outline-level="1"><text:reference-mark-start text:name="References"/><text:s/>References<text:reference-mark-end text:name="References"/></text:h>
      <text:list xml:id="list37308968" text:style-name="L9">
        <text:list-item>
          <text:p text:style-name="P22">Redbook “High Availability and Disaster Recovery Options for DB2 on Linux UNIX and Windows” <text:a xlink:type="simple" xlink:href="http://www.redbooks.ibm.com/abstracts/sg247363.html">http://www.redbooks.ibm.com/abstracts/sg247363.html</text:a></text:p>
        </text:list-item>
        <text:list-item>
          <text:p text:style-name="P22"><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22"><text:a xlink:type="simple" xlink:href="http://xcat.svn.sourceforge.net/viewvc/xcat/xcat-core/trunk/xCAT-client/share/doc/xCAT2SetupDB2.pdf"><text:span text:style-name="T4">Setup DB2 as the xCAT Database</text:span></text:a></text:p>
        </text:list-item>
        <text:list-item>
          <text:p text:style-name="P22"><text:soft-page-break/><text:a xlink:type="simple" xlink:href="http://www.postgresql.org/docs/8.4/interactive/warm-standby.html"><text:span text:style-name="T4">http://www.postgresql.org/docs/8.4/interactive/warm-standby.html</text:span></text:a></text:p>
        </text:list-item>
        <text:list-item>
          <text:p text:style-name="P22"><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DB2 Setup</dc:title>
    <meta:initial-creator>IBM_USER</meta:initial-creator>
    <meta:creation-date>2008-02-27T15:09:00</meta:creation-date>
    <dc:date>2010-08-25T17:30:47.49</dc:date>
    <meta:print-date>2009-10-27T14:28:32</meta:print-date>
    <meta:editing-cycles>1666</meta:editing-cycles>
    <meta:editing-duration>PT278H50M17S</meta:editing-duration>
    <dc:creator>Guangcheng Li</dc:creator>
    <meta:document-statistic meta:table-count="0" meta:image-count="0" meta:object-count="0" meta:page-count="15" meta:paragraph-count="286" meta:word-count="3954" meta:character-count="26444"/>
    <meta:user-defined meta:name="Info 1"/>
    <meta:user-defined meta:name="Info 2"/>
    <meta:user-defined meta:name="Info 3"/>
    <meta:user-defined meta:name="Info 4"/>
  </office:meta>
</office:document-meta>
</file>